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6B8933A1D29.png" manifest:media-type="image/png"/>
  <manifest:file-entry manifest:full-path="Pictures/10000001000003950000007D6E816D94.png" manifest:media-type="image/png"/>
  <manifest:file-entry manifest:full-path="Pictures/10000000000001F4000001F41F4799D2.jpg" manifest:media-type="image/jpeg"/>
  <manifest:file-entry manifest:full-path="Pictures/100000010000028E0000027E3A1F7E32.png" manifest:media-type="image/png"/>
  <manifest:file-entry manifest:full-path="Pictures/10000001000002AF000001BA325799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ouncy PERSONAL USE ONLY" svg:font-family="'Bouncy PERSONAL USE ONLY'" style:font-family-generic="modern" style:font-pitch="variable"/>
    <style:font-face style:name="Cakecafe" svg:font-family="Cakecaf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6cm" svg:stroke-color="#1e6a3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27cm, 6.979cm, 4.001cm, 0.999cm)" draw:image-opacity="100%" style:mirror="none" loext:decorative="false"/>
    </style:style>
    <style:style style:name="gr4" style:family="graphic" style:parent-style-name="objectwithoutfill">
      <style:graphic-properties svg:stroke-width="0.106cm" svg:stroke-color="#e6e905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draw:fill="none" fo:min-height="0.396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647cm)" draw:image-opacity="100%" style:mirror="none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38cm, 0cm, 0cm)" draw:image-opacity="100%" style:mirror="none" loext:decorative="false"/>
    </style:style>
    <style:style style:name="gr1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objectwithoutfill">
      <style:graphic-properties svg:stroke-width="0.106cm" svg:stroke-color="#5b277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draw:stroke="solid"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789cm" fo:min-width="3.65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789cm" fo:min-width="2.277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92cm" fo:min-width="3.16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in-height="1.263cm" fo:min-width="21.14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75cm" fo:min-width="1.76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acb20c" loext:opacity="100%" style:font-name="Cakecafe" fo:font-size="18pt" style:letter-kerning="true" style:font-name-asian="Microsoft YaHei" style:font-size-asian="18pt" style:font-name-complex="Arial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color="#611729" loext:opacity="100%" style:font-name="Bouncy PERSONAL USE ONLY" fo:font-size="42pt" style:font-size-asian="42pt" style:font-size-complex="42pt"/>
    </style:style>
    <style:style style:name="P6" style:family="paragraph">
      <loext:graphic-properties draw:fill="none" draw:fill-color="#ffffff"/>
      <style:paragraph-properties fo:text-align="center"/>
      <style:text-properties fo:color="#acb20c" loext:opacity="100%" style:font-name="Cakecafe" fo:font-size="14pt" style:letter-kerning="true" style:font-name-asian="Microsoft YaHei" style:font-size-asian="14pt" style:font-name-complex="Arial" style:font-size-complex="14pt"/>
    </style:style>
    <style:style style:name="T1" style:family="text">
      <style:text-properties fo:color="#acb20c" loext:opacity="100%" style:font-name="Cakecafe" fo:font-size="18pt" style:letter-kerning="true" style:font-name-asian="Microsoft YaHei" style:font-size-asian="18pt" style:font-name-complex="Arial" style:font-size-complex="18pt"/>
    </style:style>
    <style:style style:name="T2" style:family="text">
      <style:text-properties fo:color="#acb20c" loext:opacity="100%" style:font-name="Cakecafe" fo:font-size="21pt" style:letter-kerning="true" style:font-name-asian="Microsoft YaHei" style:font-size-asian="21pt" style:font-name-complex="Arial" style:font-size-complex="21pt"/>
    </style:style>
    <style:style style:name="T3" style:family="text">
      <style:text-properties fo:color="#611729" loext:opacity="100%" style:font-name="Bouncy PERSONAL USE ONLY" fo:font-size="42pt" style:font-size-asian="42pt" style:font-size-complex="42pt"/>
    </style:style>
    <style:style style:name="T4" style:family="text">
      <style:text-properties fo:color="#acb20c" loext:opacity="100%" style:font-name="Cakecafe" fo:font-size="16pt" style:letter-kerning="true" style:font-name-asian="Microsoft YaHei" style:font-size-asian="16pt" style:font-name-complex="Aria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73cm" svg:height="6.9cm" svg:x="6.177cm" svg:y="8.15cm">
          <draw:image xlink:href="Pictures/100000000000050A000006B8933A1D29.png" xlink:type="simple" xlink:show="embed" xlink:actuate="onLoad" draw:mime-type="image/png">
            <text:p/>
          </draw:image>
        </draw:frame>
        <draw:polyline draw:style-name="gr2" draw:text-style-name="P2" draw:layer="layout" svg:width="10.661cm" svg:height="5.274cm" draw:transform="skewX (0.364948346592014) rotate (-2.46021611361121) translate (20.1154425859556cm 5.94313759518845cm)" svg:viewBox="0 0 10662 5275" draw:points="0,2598 4324,5275 6603,0 10662,2504">
          <text:p/>
        </draw:polyline>
        <draw:frame draw:style-name="gr3" draw:text-style-name="P2" draw:layer="layout" svg:width="5.499cm" svg:height="5.76cm" svg:x="21.444cm" svg:y="8.215cm">
          <draw:image xlink:href="Pictures/10000000000001F4000001F41F4799D2.jpg" xlink:type="simple" xlink:show="embed" xlink:actuate="onLoad" draw:mime-type="image/jpeg">
            <text:p/>
          </draw:image>
        </draw:frame>
        <draw:line draw:style-name="gr4" draw:text-style-name="P2" draw:layer="layout" svg:x1="11cm" svg:y1="10.65cm" svg:x2="21.75cm" svg:y2="10.65cm">
          <text:p/>
        </draw:line>
        <draw:line draw:style-name="gr5" draw:text-style-name="P2" draw:layer="layout" svg:x1="21.75cm" svg:y1="11.15cm" svg:x2="11cm" svg:y2="11.15cm">
          <text:p/>
        </draw:line>
        <draw:frame draw:style-name="gr6" draw:text-style-name="P3" draw:layer="layout" svg:width="0.502cm" svg:height="1.187cm" svg:x="6.128cm" svg:y="17.802cm">
          <draw:text-box>
            <text:p/>
          </draw:text-box>
        </draw:frame>
        <draw:frame draw:style-name="gr7" draw:text-style-name="P2" draw:layer="layout" svg:width="6.75cm" svg:height="1.525cm" svg:x="19.25cm" svg:y="2.467cm">
          <draw:image xlink:href="Pictures/10000001000003950000007D6E816D94.png" xlink:type="simple" xlink:show="embed" xlink:actuate="onLoad" draw:mime-type="image/png">
            <text:p/>
          </draw:image>
        </draw:frame>
        <draw:polyline draw:style-name="gr8" draw:text-style-name="P2" draw:layer="layout" svg:width="17.592cm" svg:height="5.024cm" draw:transform="skewX (0.0602138591938044) rotate (-2.96985225519355) translate (28.4297110270426cm 9.49407854872976cm)" svg:viewBox="0 0 17593 5025" draw:points="1835,517 303,280 0,2957 12047,5025 12615,0 17593,854">
          <text:p/>
        </draw:polyline>
        <draw:polyline draw:style-name="gr9" draw:text-style-name="P2" draw:layer="layout" svg:width="8.831cm" svg:height="1.286cm" draw:transform="skewX (0.136135681655558) rotate (-1.71845118151362) translate (19.2993125829138cm 3.56438264550968cm)" svg:viewBox="0 0 8832 1287" draw:points="0,51 353,1287 8832,0">
          <text:p/>
        </draw:polyline>
        <draw:frame draw:style-name="gr10" draw:text-style-name="P2" draw:layer="layout" svg:width="3.331cm" svg:height="3.25cm" svg:x="1.25cm" svg:y="2.05cm">
          <draw:image xlink:href="Pictures/100000010000028E0000027E3A1F7E32.png" xlink:type="simple" xlink:show="embed" xlink:actuate="onLoad" draw:mime-type="image/png">
            <text:p/>
          </draw:image>
        </draw:frame>
        <draw:polyline draw:style-name="gr9" draw:text-style-name="P2" draw:layer="layout" svg:width="13.831cm" svg:height="1.491cm" draw:transform="rotate (-0.108734012399247) translate (4.4119277512459cm 3.06666390086146cm)" svg:viewBox="0 0 13832 1492" draw:points="0,1492 13669,0 13832,1491">
          <text:p/>
        </draw:polyline>
        <draw:polyline draw:style-name="gr11" draw:text-style-name="P2" draw:layer="layout" svg:width="13.168cm" svg:height="0.741cm" draw:transform="rotate (-0.0565486677646166) translate (3.85226128404688cm 4.80571938074703cm)" svg:viewBox="0 0 13169 742" draw:points="0,22 55,742 13169,0">
          <text:p/>
        </draw:polyline>
        <draw:frame draw:style-name="gr12" draw:text-style-name="P2" draw:layer="layout" svg:width="4.749cm" svg:height="6.355cm" draw:transform="rotate (-1.5707963267949) translate (27.355cm 14.55cm)">
          <draw:image xlink:href="Pictures/10000001000002AF000001BA32579948.png" xlink:type="simple" xlink:show="embed" xlink:actuate="onLoad" draw:mime-type="image/png">
            <text:p/>
          </draw:image>
        </draw:frame>
        <draw:polyline draw:style-name="gr4" draw:text-style-name="P2" draw:layer="layout" svg:width="7.558cm" svg:height="1.63cm" draw:transform="rotate (-1.34163459600804) translate (19.949cm 10.65cm)" svg:viewBox="0 0 7559 1631" draw:points="0,0 7218,1631 7559,171">
          <text:p/>
        </draw:polyline>
        <draw:polyline draw:style-name="gr13" draw:text-style-name="P2" draw:layer="layout" svg:width="19.031cm" svg:height="4.049cm" draw:transform="rotate (-0.213453767518907) translate (2.91666471082318cm 12.4420945375643cm)" svg:viewBox="0 0 19032 4050" draw:points="3630,0 0,787 707,4050 19032,78">
          <text:p/>
        </draw:polyline>
        <draw:polyline draw:style-name="gr5" draw:text-style-name="P2" draw:layer="layout" svg:width="6.548cm" svg:height="2.116cm" draw:transform="rotate (-1.22522113490002) translate (19.2817486296455cm 11.1385697899972cm)" svg:viewBox="0 0 6549 2117" draw:points="0,34 5786,2117 6549,0">
          <text:p/>
        </draw:polyline>
        <draw:polyline draw:style-name="gr9" draw:text-style-name="P2" draw:layer="layout" svg:width="10.761cm" svg:height="0.497cm" draw:transform="rotate (0.0464257581030492) translate (10.9919434408866cm 12.4755882912227cm)" svg:viewBox="0 0 10762 498" draw:points="0,174 6992,498 7016,0 10762,174">
          <text:p/>
        </draw:polyline>
        <draw:polyline draw:style-name="gr14" draw:text-style-name="P2" draw:layer="layout" svg:width="12.428cm" svg:height="5.615cm" draw:transform="rotate (-0.565137611795765) translate (12.4339728094925cm 9.88867604507919cm)" svg:viewBox="0 0 12429 5616" draw:points="0,2678 4223,0 7784,5616 12429,2671">
          <text:p/>
        </draw:polyline>
        <draw:polyline draw:style-name="gr9" draw:text-style-name="P2" draw:layer="layout" svg:width="4.775cm" svg:height="2.381cm" draw:transform="rotate (-0.748397183255168) translate (18.0000621924095cm 12.5499330261293cm)" svg:viewBox="0 0 4776 2382" draw:points="0,0 2212,2382 4776,0">
          <text:p/>
        </draw:polyline>
        <draw:polyline draw:style-name="gr15" draw:text-style-name="P2" draw:layer="layout" svg:width="10.863cm" svg:height="1.555cm" draw:transform="rotate (0.13857914260835) translate (10.8996949173091cm 12.5008285214835cm)" svg:viewBox="0 0 10864 1556" draw:points="0,726 5951,1556 6159,0 10864,656">
          <text:p/>
        </draw:polyline>
        <draw:polyline draw:style-name="gr11" draw:text-style-name="P2" draw:layer="layout" svg:width="6.586cm" svg:height="6.561cm" draw:transform="skewX (0.215722695546499) rotate (0.722740843250852) translate (13.7378372291199cm 5.92699539245961cm)" svg:viewBox="0 0 6587 6562" draw:points="0,6562 4350,0 6587,1654">
          <text:p/>
        </draw:polyline>
        <draw:frame draw:style-name="gr16" draw:text-style-name="P4" draw:layer="layout" svg:width="4.155cm" svg:height="1.039cm" svg:x="22.373cm" svg:y="19.2cm">
          <draw:text-box>
            <text:p text:style-name="P1"><text:span text:style-name="T1">ADPS-9960</text:span></text:p>
          </draw:text-box>
        </draw:frame>
        <draw:frame draw:style-name="gr17" draw:text-style-name="P4" draw:layer="layout" svg:width="2.777cm" svg:height="1.039cm" svg:x="22.861cm" svg:y="7.35cm">
          <draw:text-box>
            <text:p text:style-name="P1"><text:span text:style-name="T1">DS-1307</text:span></text:p>
          </draw:text-box>
        </draw:frame>
        <draw:frame draw:style-name="gr18" draw:text-style-name="P4" draw:layer="layout" svg:width="3.664cm" svg:height="1.17cm" svg:x="20.418cm" svg:y="3.65cm">
          <draw:text-box>
            <text:p text:style-name="P1"><text:span text:style-name="T2">WD2812B</text:span></text:p>
          </draw:text-box>
        </draw:frame>
        <draw:frame draw:style-name="gr19" draw:text-style-name="P5" draw:layer="layout" svg:width="21.649cm" svg:height="1.513cm" svg:x="4.026cm" svg:y="0.75cm">
          <draw:text-box>
            <text:p text:style-name="P1"><text:span text:style-name="T3">Schéma Horloge QlockTwo</text:span></text:p>
          </draw:text-box>
        </draw:frame>
        <draw:frame draw:style-name="gr20" draw:text-style-name="P6" draw:layer="layout" svg:width="2.269cm" svg:height="1cm" svg:x="4.228cm" svg:y="4.7cm">
          <draw:text-box>
            <text:p text:style-name="P1"><text:span text:style-name="T4">5 Vo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ouncy PERSONAL USE ONLY" svg:font-family="'Bouncy PERSONAL USE ONLY'" style:font-family-generic="modern" style:font-pitch="variable"/>
    <style:font-face style:name="Cakecafe" svg:font-family="Cakecaf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Frédéric WACHE</meta:initial-creator>
    <meta:creation-date>2024-11-19T19:47:36.492000000</meta:creation-date>
    <dc:date>2024-11-21T10:46:34.569000000</dc:date>
    <dc:creator>Frédéric WACHE</dc:creator>
    <meta:editing-duration>PT4H14M43S</meta:editing-duration>
    <meta:editing-cycles>8</meta:editing-cycles>
    <meta:generator>LibreOffice/24.8.2.1$Windows_X86_64 LibreOffice_project/0f794b6e29741098670a3b95d60478a65d05ef13</meta:generator>
    <meta:document-statistic meta:object-count="26"/>
  </office:meta>
</office:document-meta>
</file>